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4cm" fo:min-width="5.712cm" fo:wrap-option="wrap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486cm" fo:min-width="3.574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53cm" fo:min-width="3.641cm" fo:wrap-option="wrap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53cm" fo:min-width="3.642cm" fo:wrap-option="wrap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353cm" fo:min-width="3.64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354cm" fo:min-width="3.642cm" fo:wrap-option="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1.486cm" fo:min-width="3.575cm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1.353cm" fo:min-width="3.641cm" fo:wrap-option="wrap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1.353cm" fo:min-width="3.643cm" fo:wrap-option="wrap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1.353cm" fo:min-width="3.643cm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1.354cm" fo:min-width="3.643cm" fo:wrap-option="wrap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1.486cm" fo:min-width="3.574cm" fo:wrap-option="wrap"/>
    </style:style>
    <style:style style:name="gr15" style:family="graphic" style:parent-style-name="standard">
      <style:graphic-properties draw:fill-color="#ff950e" draw:textarea-horizontal-align="justify" draw:textarea-vertical-align="middle" draw:auto-grow-height="false" fo:min-height="1.353cm" fo:min-width="3.64cm" fo:wrap-option="wrap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1.353cm" fo:min-width="3.641cm" fo:wrap-option="wrap"/>
    </style:style>
    <style:style style:name="gr17" style:family="graphic" style:parent-style-name="standard">
      <style:graphic-properties draw:fill-color="#ff950e" draw:textarea-horizontal-align="justify" draw:textarea-vertical-align="middle" draw:auto-grow-height="false" fo:min-height="1.353cm" fo:min-width="3.641cm"/>
    </style:style>
    <style:style style:name="gr18" style:family="graphic" style:parent-style-name="standard">
      <style:graphic-properties draw:fill-color="#ff950e" draw:textarea-horizontal-align="justify" draw:textarea-vertical-align="middle" draw:auto-grow-height="false" fo:min-height="1.354cm" fo:min-width="3.641cm" fo:wrap-option="wrap"/>
    </style:style>
    <style:style style:name="gr19" style:family="graphic" style:parent-style-name="standard">
      <style:graphic-properties draw:fill-color="#66ff00" draw:textarea-horizontal-align="justify" draw:textarea-vertical-align="middle" draw:auto-grow-height="false" fo:min-height="1.486cm" fo:min-width="3.574cm"/>
    </style:style>
    <style:style style:name="gr20" style:family="graphic" style:parent-style-name="standard">
      <style:graphic-properties draw:fill-color="#66ff00" draw:textarea-horizontal-align="justify" draw:textarea-vertical-align="middle" draw:auto-grow-height="false" fo:min-height="1.353cm" fo:min-width="3.641cm" fo:wrap-option="wrap"/>
    </style:style>
    <style:style style:name="gr21" style:family="graphic" style:parent-style-name="standard">
      <style:graphic-properties draw:fill-color="#66ff00" draw:textarea-horizontal-align="justify" draw:textarea-vertical-align="middle" draw:auto-grow-height="false" fo:min-height="1.353cm" fo:min-width="3.641cm"/>
    </style:style>
    <style:style style:name="gr22" style:family="graphic" style:parent-style-name="standard">
      <style:graphic-properties draw:fill-color="#66ff00" draw:textarea-horizontal-align="justify" draw:textarea-vertical-align="middle" draw:auto-grow-height="false" fo:min-height="1.354cm" fo:min-width="3.641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ff99"/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loext:graphic-properties draw:fill-color="#66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12cm" svg:height="2.204cm" svg:x="11.1cm" svg:y="2.596cm">
          <text:p text:style-name="P1">Kino Pasaulis Informacinė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74cm" svg:height="1.736cm" svg:x="3.6cm" svg:y="7.3cm">
          <text:p text:style-name="P1">Klientų valdy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41cm" svg:height="1.603cm" svg:x="4.437cm" svg:y="9.571cm">
          <text:p text:style-name="P1">Kliento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142cm" svg:height="1.603cm" svg:x="4.468cm" svg:y="11.508cm">
          <text:p text:style-name="P1">Kliento uždraud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142cm" svg:height="1.603cm" svg:x="4.468cm" svg:y="13.445cm">
          <text:p text:style-name="P1">Prisijung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142cm" svg:height="1.604cm" svg:x="4.468cm" svg:y="15.381cm">
          <text:p text:style-name="P1">Klientų ataskaitos sudarym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.867cm" svg:y1="9.037cm" svg:x2="3.867cm" svg:y2="16.251cm">
          <text:p/>
        </draw:line>
        <draw:line draw:style-name="gr8" draw:text-style-name="P4" draw:layer="layout" svg:x1="3.867cm" svg:y1="16.251cm" svg:x2="4.468cm" svg:y2="16.251cm">
          <text:p/>
        </draw:line>
        <draw:line draw:style-name="gr8" draw:text-style-name="P4" draw:layer="layout" svg:x1="3.867cm" svg:y1="14.18cm" svg:x2="4.468cm" svg:y2="14.18cm">
          <text:p/>
        </draw:line>
        <draw:line draw:style-name="gr8" draw:text-style-name="P4" draw:layer="layout" svg:x1="3.867cm" svg:y1="12.377cm" svg:x2="4.468cm" svg:y2="12.377cm">
          <text:p/>
        </draw:line>
        <draw:line draw:style-name="gr8" draw:text-style-name="P4" draw:layer="layout" svg:x1="3.867cm" svg:y1="10.44cm" svg:x2="4.401cm" svg:y2="10.44cm">
          <text:p/>
        </draw:line>
        <draw:custom-shape draw:style-name="gr9" draw:text-style-name="P5" draw:layer="layout" svg:width="4.075cm" svg:height="1.736cm" svg:x="9.5cm" svg:y="7.315cm">
          <text:p text:style-name="P1">Klientų valdy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141cm" svg:height="1.603cm" svg:x="10.338cm" svg:y="9.586cm">
          <text:p text:style-name="P1">Kliento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4.143cm" svg:height="1.603cm" svg:x="10.368cm" svg:y="11.523cm">
          <text:p text:style-name="P1">Kliento uždraud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143cm" svg:height="1.603cm" svg:x="10.368cm" svg:y="13.46cm">
          <text:p text:style-name="P1">Prisijung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4.143cm" svg:height="1.604cm" svg:x="10.368cm" svg:y="15.396cm">
          <text:p text:style-name="P1">Klientų ataskaitos sudarym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9.768cm" svg:y1="9.052cm" svg:x2="9.768cm" svg:y2="16.266cm">
          <text:p/>
        </draw:line>
        <draw:line draw:style-name="gr8" draw:text-style-name="P4" draw:layer="layout" svg:x1="9.768cm" svg:y1="16.266cm" svg:x2="10.369cm" svg:y2="16.266cm">
          <text:p/>
        </draw:line>
        <draw:line draw:style-name="gr8" draw:text-style-name="P4" draw:layer="layout" svg:x1="9.768cm" svg:y1="14.195cm" svg:x2="10.369cm" svg:y2="14.195cm">
          <text:p/>
        </draw:line>
        <draw:line draw:style-name="gr8" draw:text-style-name="P4" draw:layer="layout" svg:x1="9.768cm" svg:y1="12.392cm" svg:x2="10.369cm" svg:y2="12.392cm">
          <text:p/>
        </draw:line>
        <draw:line draw:style-name="gr8" draw:text-style-name="P4" draw:layer="layout" svg:x1="9.768cm" svg:y1="10.455cm" svg:x2="10.302cm" svg:y2="10.455cm">
          <text:p/>
        </draw:line>
        <draw:custom-shape draw:style-name="gr14" draw:text-style-name="P6" draw:layer="layout" svg:width="4.074cm" svg:height="1.736cm" svg:x="15.391cm" svg:y="7.315cm">
          <text:p text:style-name="P1">Kino studijos posistemė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4.14cm" svg:height="1.603cm" svg:x="16.228cm" svg:y="9.586cm">
          <text:p text:style-name="P1">Kliento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141cm" svg:height="1.603cm" svg:x="16.259cm" svg:y="11.523cm">
          <text:p text:style-name="P1">Kliento uždraud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4.141cm" svg:height="1.603cm" svg:x="16.259cm" svg:y="13.46cm">
          <text:p text:style-name="P1">Prisijung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4.141cm" svg:height="1.604cm" svg:x="16.259cm" svg:y="15.396cm">
          <text:p text:style-name="P1">Klientų ataskaitos sudarym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5.658cm" svg:y1="9.052cm" svg:x2="15.658cm" svg:y2="16.266cm">
          <text:p/>
        </draw:line>
        <draw:line draw:style-name="gr8" draw:text-style-name="P4" draw:layer="layout" svg:x1="15.658cm" svg:y1="16.266cm" svg:x2="16.259cm" svg:y2="16.266cm">
          <text:p/>
        </draw:line>
        <draw:line draw:style-name="gr8" draw:text-style-name="P4" draw:layer="layout" svg:x1="15.658cm" svg:y1="14.195cm" svg:x2="16.259cm" svg:y2="14.195cm">
          <text:p/>
        </draw:line>
        <draw:line draw:style-name="gr8" draw:text-style-name="P4" draw:layer="layout" svg:x1="15.658cm" svg:y1="12.392cm" svg:x2="16.259cm" svg:y2="12.392cm">
          <text:p/>
        </draw:line>
        <draw:line draw:style-name="gr8" draw:text-style-name="P4" draw:layer="layout" svg:x1="15.658cm" svg:y1="10.455cm" svg:x2="16.192cm" svg:y2="10.455cm">
          <text:p/>
        </draw:line>
        <draw:custom-shape draw:style-name="gr19" draw:text-style-name="P7" draw:layer="layout" svg:width="4.074cm" svg:height="1.736cm" svg:x="21.4cm" svg:y="7.4cm">
          <text:p text:style-name="P1">Klientų valdy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4.141cm" svg:height="1.603cm" svg:x="22.237cm" svg:y="9.671cm">
          <text:p text:style-name="P1">Kliento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4.141cm" svg:height="1.603cm" svg:x="22.269cm" svg:y="11.608cm">
          <text:p text:style-name="P1">Kliento uždraud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4.141cm" svg:height="1.603cm" svg:x="22.269cm" svg:y="13.545cm">
          <text:p text:style-name="P1">Prisijung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4.141cm" svg:height="1.604cm" svg:x="22.269cm" svg:y="15.481cm">
          <text:p text:style-name="P1">Klientų ataskaitos sudarym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1.667cm" svg:y1="9.137cm" svg:x2="21.667cm" svg:y2="16.351cm">
          <text:p/>
        </draw:line>
        <draw:line draw:style-name="gr8" draw:text-style-name="P4" draw:layer="layout" svg:x1="21.667cm" svg:y1="16.35cm" svg:x2="22.268cm" svg:y2="16.35cm">
          <text:p/>
        </draw:line>
        <draw:line draw:style-name="gr8" draw:text-style-name="P4" draw:layer="layout" svg:x1="21.667cm" svg:y1="14.28cm" svg:x2="22.268cm" svg:y2="14.28cm">
          <text:p/>
        </draw:line>
        <draw:line draw:style-name="gr8" draw:text-style-name="P4" draw:layer="layout" svg:x1="21.667cm" svg:y1="12.476cm" svg:x2="22.268cm" svg:y2="12.476cm">
          <text:p/>
        </draw:line>
        <draw:line draw:style-name="gr8" draw:text-style-name="P4" draw:layer="layout" svg:x1="21.667cm" svg:y1="10.539cm" svg:x2="22.201cm" svg:y2="10.539cm">
          <text:p/>
        </draw:line>
        <draw:line draw:style-name="gr7" draw:text-style-name="P4" draw:layer="layout" svg:x1="14.1cm" svg:y1="4.8cm" svg:x2="14.1cm" svg:y2="5.3cm">
          <text:p/>
        </draw:line>
        <draw:line draw:style-name="gr7" draw:text-style-name="P4" draw:layer="layout" svg:x1="5.4cm" svg:y1="5.3cm" svg:x2="23.3cm" svg:y2="5.3cm">
          <text:p/>
        </draw:line>
        <draw:line draw:style-name="gr8" draw:text-style-name="P4" draw:layer="layout" svg:x1="5.4cm" svg:y1="5.3cm" svg:x2="5.4cm" svg:y2="7.3cm">
          <text:p/>
        </draw:line>
        <draw:line draw:style-name="gr8" draw:text-style-name="P4" draw:layer="layout" svg:x1="11.4cm" svg:y1="5.3cm" svg:x2="11.4cm" svg:y2="7.3cm">
          <text:p/>
        </draw:line>
        <draw:line draw:style-name="gr8" draw:text-style-name="P4" draw:layer="layout" svg:x1="17.4cm" svg:y1="5.3cm" svg:x2="17.4cm" svg:y2="7.3cm">
          <text:p/>
        </draw:line>
        <draw:line draw:style-name="gr8" draw:text-style-name="P4" draw:layer="layout" svg:x1="23.2cm" svg:y1="5.3cm" svg:x2="23.2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3:06:52.005000000</meta:creation-date>
    <dc:date>2016-09-28T15:12:20.619000000</dc:date>
    <meta:editing-duration>PT42M39S</meta:editing-duration>
    <meta:editing-cycles>2</meta:editing-cycles>
    <meta:generator>LibreOffice/5.2.1.2$Windows_x86 LibreOffice_project/31dd62db80d4e60af04904455ec9c9219178d620</meta:generator>
    <meta:document-statistic meta:object-count="47"/>
  </office:meta>
</office:document-meta>
</file>